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2283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6138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0.5071in"/>
    </style:style>
    <style:style style:name="co9" style:family="table-column">
      <style:table-column-properties fo:break-before="auto" style:column-width="2.6409in"/>
    </style:style>
    <style:style style:name="co10" style:family="table-column">
      <style:table-column-properties fo:break-before="auto" style:column-width="0.7646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all_measure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ze(B)</text:p>
          </table:table-cell>
          <table:table-cell office:value-type="string" calcext:value-type="string">
            <text:p>cpu(s)</text:p>
          </table:table-cell>
          <table:table-cell office:value-type="string" calcext:value-type="string">
            <text:p>mem(KB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lapsed(s)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771" calcext:value-type="float">
            <text:p>103.771</text:p>
          </table:table-cell>
          <table:table-cell office:value-type="float" office:value="274880" calcext:value-type="float">
            <text:p>274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14% 0% 0% 0% 87%</text:p>
          </table:table-cell>
          <table:table-cell office:value-type="float" office:value="103.794" calcext:value-type="float">
            <text:p>103.794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501" calcext:value-type="float">
            <text:p>103.501</text:p>
          </table:table-cell>
          <table:table-cell office:value-type="float" office:value="274900" calcext:value-type="float">
            <text:p>274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30% 0% 0% 0% 71% 0% 0%</text:p>
          </table:table-cell>
          <table:table-cell office:value-type="float" office:value="103.541" calcext:value-type="float">
            <text:p>103.541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364" calcext:value-type="float">
            <text:p>103.364</text:p>
          </table:table-cell>
          <table:table-cell office:value-type="float" office:value="274896" calcext:value-type="float">
            <text:p>274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74% 0% 0% 0% 26% 0% 0%</text:p>
          </table:table-cell>
          <table:table-cell office:value-type="float" office:value="103.391" calcext:value-type="float">
            <text:p>103.391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732" calcext:value-type="float">
            <text:p>103.732</text:p>
          </table:table-cell>
          <table:table-cell office:value-type="float" office:value="274880" calcext:value-type="float">
            <text:p>274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91% 0% 0% 0% 9% 0%</text:p>
          </table:table-cell>
          <table:table-cell office:value-type="float" office:value="103.754" calcext:value-type="float">
            <text:p>103.754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547" calcext:value-type="float">
            <text:p>103.547</text:p>
          </table:table-cell>
          <table:table-cell office:value-type="float" office:value="274900" calcext:value-type="float">
            <text:p>274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100% 0% 0% 0% 0% 0%</text:p>
          </table:table-cell>
          <table:table-cell office:value-type="float" office:value="103.569" calcext:value-type="float">
            <text:p>103.569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327" calcext:value-type="float">
            <text:p>103.327</text:p>
          </table:table-cell>
          <table:table-cell office:value-type="float" office:value="275008" calcext:value-type="float">
            <text:p>275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93% 0% 0% 0% 7% 0%</text:p>
          </table:table-cell>
          <table:table-cell office:value-type="float" office:value="103.35" calcext:value-type="float">
            <text:p>103.35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701" calcext:value-type="float">
            <text:p>103.701</text:p>
          </table:table-cell>
          <table:table-cell office:value-type="float" office:value="274896" calcext:value-type="float">
            <text:p>2748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0% 0% 0% 2% 0% 0% 0%</text:p>
          </table:table-cell>
          <table:table-cell office:value-type="float" office:value="103.725" calcext:value-type="float">
            <text:p>103.725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624" calcext:value-type="float">
            <text:p>103.624</text:p>
          </table:table-cell>
          <table:table-cell office:value-type="float" office:value="275028" calcext:value-type="float">
            <text:p>2750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59% 0% 0% 0% 41%</text:p>
          </table:table-cell>
          <table:table-cell office:value-type="float" office:value="103.647" calcext:value-type="float">
            <text:p>103.647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703" calcext:value-type="float">
            <text:p>103.703</text:p>
          </table:table-cell>
          <table:table-cell office:value-type="float" office:value="274980" calcext:value-type="float">
            <text:p>274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80% 0% 0% 0% 20% 0% 0%</text:p>
          </table:table-cell>
          <table:table-cell office:value-type="float" office:value="103.731" calcext:value-type="float">
            <text:p>103.731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703" calcext:value-type="float">
            <text:p>703</text:p>
          </table:table-cell>
          <table:table-cell office:value-type="float" office:value="103.299" calcext:value-type="float">
            <text:p>103.299</text:p>
          </table:table-cell>
          <table:table-cell office:value-type="float" office:value="274876" calcext:value-type="float">
            <text:p>274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56% 0% 0% 0% 44% 0%</text:p>
          </table:table-cell>
          <table:table-cell office:value-type="float" office:value="103.319" calcext:value-type="float">
            <text:p>103.319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422" calcext:value-type="float">
            <text:p>7.422</text:p>
          </table:table-cell>
          <table:table-cell office:value-type="float" office:value="398900" calcext:value-type="float">
            <text:p>398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68% 1% 1% 1% 28%</text:p>
          </table:table-cell>
          <table:table-cell office:value-type="float" office:value="7.387" calcext:value-type="float">
            <text:p>7.387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452" calcext:value-type="float">
            <text:p>7.452</text:p>
          </table:table-cell>
          <table:table-cell office:value-type="float" office:value="387848" calcext:value-type="float">
            <text:p>3878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1% 1% 1% 1% 100%</text:p>
          </table:table-cell>
          <table:table-cell office:value-type="float" office:value="6.985" calcext:value-type="float">
            <text:p>6.985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373" calcext:value-type="float">
            <text:p>7.373</text:p>
          </table:table-cell>
          <table:table-cell office:value-type="float" office:value="373676" calcext:value-type="float">
            <text:p>3736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53% 1% 1% 1% 48%</text:p>
          </table:table-cell>
          <table:table-cell office:value-type="float" office:value="6.907" calcext:value-type="float">
            <text:p>6.907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344" calcext:value-type="float">
            <text:p>7.344</text:p>
          </table:table-cell>
          <table:table-cell office:value-type="float" office:value="368872" calcext:value-type="float">
            <text:p>3688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1% 1% 1% 1% 1% 1% 1%</text:p>
          </table:table-cell>
          <table:table-cell office:value-type="float" office:value="6.879" calcext:value-type="float">
            <text:p>6.879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314" calcext:value-type="float">
            <text:p>7.314</text:p>
          </table:table-cell>
          <table:table-cell office:value-type="float" office:value="373608" calcext:value-type="float">
            <text:p>3736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77% 1% 2% 1% 23% 1%</text:p>
          </table:table-cell>
          <table:table-cell office:value-type="float" office:value="6.848" calcext:value-type="float">
            <text:p>6.848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338" calcext:value-type="float">
            <text:p>7.338</text:p>
          </table:table-cell>
          <table:table-cell office:value-type="float" office:value="373672" calcext:value-type="float">
            <text:p>373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0% 1% 1% 1% 71% 1% 1%</text:p>
          </table:table-cell>
          <table:table-cell office:value-type="float" office:value="6.874" calcext:value-type="float">
            <text:p>6.874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34" calcext:value-type="float">
            <text:p>7.34</text:p>
          </table:table-cell>
          <table:table-cell office:value-type="float" office:value="388660" calcext:value-type="float">
            <text:p>388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00% 1% 1% 1% 1% 1% 1%</text:p>
          </table:table-cell>
          <table:table-cell office:value-type="float" office:value="6.875" calcext:value-type="float">
            <text:p>6.875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34" calcext:value-type="float">
            <text:p>7.34</text:p>
          </table:table-cell>
          <table:table-cell office:value-type="float" office:value="380116" calcext:value-type="float">
            <text:p>380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98% 1% 1% 1% 3% 1% 1%</text:p>
          </table:table-cell>
          <table:table-cell office:value-type="float" office:value="6.875" calcext:value-type="float">
            <text:p>6.875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416" calcext:value-type="float">
            <text:p>7.416</text:p>
          </table:table-cell>
          <table:table-cell office:value-type="float" office:value="393332" calcext:value-type="float">
            <text:p>393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1% 1% 100% 1% 1%</text:p>
          </table:table-cell>
          <table:table-cell office:value-type="float" office:value="6.952" calcext:value-type="float">
            <text:p>6.952</text:p>
          </table:table-cell>
        </table:table-row>
        <table:table-row table:style-name="ro1">
          <table:table-cell office:value-type="string" calcext:value-type="string">
            <text:p>binary_tree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15" calcext:value-type="float">
            <text:p>815</text:p>
          </table:table-cell>
          <table:table-cell office:value-type="float" office:value="7.337" calcext:value-type="float">
            <text:p>7.337</text:p>
          </table:table-cell>
          <table:table-cell office:value-type="float" office:value="373908" calcext:value-type="float">
            <text:p>373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1% 1% 1% 1% 1% 1% 1%</text:p>
          </table:table-cell>
          <table:table-cell office:value-type="float" office:value="6.872" calcext:value-type="float">
            <text:p>6.872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2.179" calcext:value-type="float">
            <text:p>12.179</text:p>
          </table:table-cell>
          <table:table-cell office:value-type="float" office:value="240424" calcext:value-type="float">
            <text:p>240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33% 1% 1% 1% 55%</text:p>
          </table:table-cell>
          <table:table-cell office:value-type="float" office:value="13.712" calcext:value-type="float">
            <text:p>13.712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2.136" calcext:value-type="float">
            <text:p>12.136</text:p>
          </table:table-cell>
          <table:table-cell office:value-type="float" office:value="240344" calcext:value-type="float">
            <text:p>240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89% 1% 1% 1% 12%</text:p>
          </table:table-cell>
          <table:table-cell office:value-type="float" office:value="11.668" calcext:value-type="float">
            <text:p>11.668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2.154" calcext:value-type="float">
            <text:p>12.154</text:p>
          </table:table-cell>
          <table:table-cell office:value-type="float" office:value="240812" calcext:value-type="float">
            <text:p>2408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6% 1% 1% 1% 5% 1% 1% 1%</text:p>
          </table:table-cell>
          <table:table-cell office:value-type="float" office:value="11.686" calcext:value-type="float">
            <text:p>11.686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2.092" calcext:value-type="float">
            <text:p>12.092</text:p>
          </table:table-cell>
          <table:table-cell office:value-type="float" office:value="240104" calcext:value-type="float">
            <text:p>240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93% 1% 1% 1% 7%</text:p>
          </table:table-cell>
          <table:table-cell office:value-type="float" office:value="11.624" calcext:value-type="float">
            <text:p>11.624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2.094" calcext:value-type="float">
            <text:p>12.094</text:p>
          </table:table-cell>
          <table:table-cell office:value-type="float" office:value="240264" calcext:value-type="float">
            <text:p>240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98% 1% 1% 1% 3%</text:p>
          </table:table-cell>
          <table:table-cell office:value-type="float" office:value="11.627" calcext:value-type="float">
            <text:p>11.627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1.932" calcext:value-type="float">
            <text:p>11.932</text:p>
          </table:table-cell>
          <table:table-cell office:value-type="float" office:value="240648" calcext:value-type="float">
            <text:p>2406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33% 1% 1% 1% 68%</text:p>
          </table:table-cell>
          <table:table-cell office:value-type="float" office:value="11.464" calcext:value-type="float">
            <text:p>11.464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2.084" calcext:value-type="float">
            <text:p>12.084</text:p>
          </table:table-cell>
          <table:table-cell office:value-type="float" office:value="240664" calcext:value-type="float">
            <text:p>240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1% 1% 1% 1% 1% 1% 1%</text:p>
          </table:table-cell>
          <table:table-cell office:value-type="float" office:value="11.616" calcext:value-type="float">
            <text:p>11.616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1.973" calcext:value-type="float">
            <text:p>11.973</text:p>
          </table:table-cell>
          <table:table-cell office:value-type="float" office:value="240924" calcext:value-type="float">
            <text:p>240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36% 1% 1% 1% 64%</text:p>
          </table:table-cell>
          <table:table-cell office:value-type="float" office:value="11.505" calcext:value-type="float">
            <text:p>11.505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1.938" calcext:value-type="float">
            <text:p>11.938</text:p>
          </table:table-cell>
          <table:table-cell office:value-type="float" office:value="240748" calcext:value-type="float">
            <text:p>240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1% 1% 1% 1% 1% 1% 1%</text:p>
          </table:table-cell>
          <table:table-cell office:value-type="float" office:value="11.47" calcext:value-type="float">
            <text:p>11.47</text:p>
          </table:table-cell>
        </table:table-row>
        <table:table-row table:style-name="ro1">
          <table:table-cell office:value-type="string" calcext:value-type="string">
            <text:p>binary_trees_no_mp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26" calcext:value-type="float">
            <text:p>626</text:p>
          </table:table-cell>
          <table:table-cell office:value-type="float" office:value="12.125" calcext:value-type="float">
            <text:p>12.125</text:p>
          </table:table-cell>
          <table:table-cell office:value-type="float" office:value="239968" calcext:value-type="float">
            <text:p>239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1% 1% 52% 1% 1% 1% 49%</text:p>
          </table:table-cell>
          <table:table-cell office:value-type="float" office:value="11.657" calcext:value-type="float">
            <text:p>11.657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379" calcext:value-type="float">
            <text:p>1.379</text:p>
          </table:table-cell>
          <table:table-cell office:value-type="float" office:value="201656" calcext:value-type="float">
            <text:p>201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7% 8% 99% 8% 8% 7% 8%</text:p>
          </table:table-cell>
          <table:table-cell office:value-type="float" office:value="0.911" calcext:value-type="float">
            <text:p>0.911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91" calcext:value-type="float">
            <text:p>1.291</text:p>
          </table:table-cell>
          <table:table-cell office:value-type="float" office:value="201228" calcext:value-type="float">
            <text:p>2012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7% 7% 99% 8% 9% 10% 9%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89" calcext:value-type="float">
            <text:p>1.289</text:p>
          </table:table-cell>
          <table:table-cell office:value-type="float" office:value="201104" calcext:value-type="float">
            <text:p>201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% 86% 10% 9% 9% 22% 8% 9%</text:p>
          </table:table-cell>
          <table:table-cell office:value-type="float" office:value="0.821" calcext:value-type="float">
            <text:p>0.821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93" calcext:value-type="float">
            <text:p>1.293</text:p>
          </table:table-cell>
          <table:table-cell office:value-type="float" office:value="202356" calcext:value-type="float">
            <text:p>202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% 10% 7% 8% 8% 8% 100% 9%</text:p>
          </table:table-cell>
          <table:table-cell office:value-type="float" office:value="0.824" calcext:value-type="float">
            <text:p>0.824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88" calcext:value-type="float">
            <text:p>1.288</text:p>
          </table:table-cell>
          <table:table-cell office:value-type="float" office:value="201092" calcext:value-type="float">
            <text:p>201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7% 99% 9% 7% 10% 9% 9%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97" calcext:value-type="float">
            <text:p>1.297</text:p>
          </table:table-cell>
          <table:table-cell office:value-type="float" office:value="201556" calcext:value-type="float">
            <text:p>2015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5% 9% 10% 7% 13% 9% 8% 7%</text:p>
          </table:table-cell>
          <table:table-cell office:value-type="float" office:value="0.828" calcext:value-type="float">
            <text:p>0.828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95" calcext:value-type="float">
            <text:p>1.295</text:p>
          </table:table-cell>
          <table:table-cell office:value-type="float" office:value="201264" calcext:value-type="float">
            <text:p>201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7% 99% 10% 10% 8% 8% 7%</text:p>
          </table:table-cell>
          <table:table-cell office:value-type="float" office:value="0.826" calcext:value-type="float">
            <text:p>0.826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92" calcext:value-type="float">
            <text:p>1.292</text:p>
          </table:table-cell>
          <table:table-cell office:value-type="float" office:value="201752" calcext:value-type="float">
            <text:p>201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9% 7% 9% 9% 8% 99% 9%</text:p>
          </table:table-cell>
          <table:table-cell office:value-type="float" office:value="0.823" calcext:value-type="float">
            <text:p>0.823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95" calcext:value-type="float">
            <text:p>1.295</text:p>
          </table:table-cell>
          <table:table-cell office:value-type="float" office:value="201568" calcext:value-type="float">
            <text:p>201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10% 10% 9% 7% 7% 99% 7%</text:p>
          </table:table-cell>
          <table:table-cell office:value-type="float" office:value="0.826" calcext:value-type="float">
            <text:p>0.826</text:p>
          </table:table-cell>
        </table:table-row>
        <table:table-row table:style-name="ro1">
          <table:table-cell office:value-type="string" calcext:value-type="string">
            <text:p>fasta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1564" calcext:value-type="float">
            <text:p>1564</text:p>
          </table:table-cell>
          <table:table-cell office:value-type="float" office:value="1.288" calcext:value-type="float">
            <text:p>1.288</text:p>
          </table:table-cell>
          <table:table-cell office:value-type="float" office:value="201268" calcext:value-type="float">
            <text:p>2012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9% 9% 9% 10% 9% 7% 11%</text:p>
          </table:table-cell>
          <table:table-cell office:value-type="float" office:value="0.819" calcext:value-type="float">
            <text:p>0.81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487" calcext:value-type="float">
            <text:p>46.487</text:p>
          </table:table-cell>
          <table:table-cell office:value-type="float" office:value="324420" calcext:value-type="float">
            <text:p>3244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0% 0% 0% 2% 0% 0% 0%</text:p>
          </table:table-cell>
          <table:table-cell office:value-type="float" office:value="46.085" calcext:value-type="float">
            <text:p>46.085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558" calcext:value-type="float">
            <text:p>46.558</text:p>
          </table:table-cell>
          <table:table-cell office:value-type="float" office:value="323684" calcext:value-type="float">
            <text:p>323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59% 0% 0% 0% 41% 0% 0%</text:p>
          </table:table-cell>
          <table:table-cell office:value-type="float" office:value="46.11" calcext:value-type="float">
            <text:p>46.11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839" calcext:value-type="float">
            <text:p>46.839</text:p>
          </table:table-cell>
          <table:table-cell office:value-type="float" office:value="324356" calcext:value-type="float">
            <text:p>3243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27% 0% 0% 0% 73% 0%</text:p>
          </table:table-cell>
          <table:table-cell office:value-type="float" office:value="46.384" calcext:value-type="float">
            <text:p>46.384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495" calcext:value-type="float">
            <text:p>46.495</text:p>
          </table:table-cell>
          <table:table-cell office:value-type="float" office:value="324496" calcext:value-type="float">
            <text:p>324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100% 0% 0% 0% 0% 0%</text:p>
          </table:table-cell>
          <table:table-cell office:value-type="float" office:value="46.042" calcext:value-type="float">
            <text:p>46.042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437" calcext:value-type="float">
            <text:p>46.437</text:p>
          </table:table-cell>
          <table:table-cell office:value-type="float" office:value="323744" calcext:value-type="float">
            <text:p>3237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80% 0% 0% 0% 21%</text:p>
          </table:table-cell>
          <table:table-cell office:value-type="float" office:value="45.982" calcext:value-type="float">
            <text:p>45.982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424" calcext:value-type="float">
            <text:p>46.424</text:p>
          </table:table-cell>
          <table:table-cell office:value-type="float" office:value="324328" calcext:value-type="float">
            <text:p>3243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% 0% 0% 0% 2% 0% 0% 0%</text:p>
          </table:table-cell>
          <table:table-cell office:value-type="float" office:value="45.969" calcext:value-type="float">
            <text:p>45.96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9" calcext:value-type="float">
            <text:p>46.9</text:p>
          </table:table-cell>
          <table:table-cell office:value-type="float" office:value="324532" calcext:value-type="float">
            <text:p>324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50% 0% 0% 0% 50%</text:p>
          </table:table-cell>
          <table:table-cell office:value-type="float" office:value="46.444" calcext:value-type="float">
            <text:p>46.444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021" calcext:value-type="float">
            <text:p>46.021</text:p>
          </table:table-cell>
          <table:table-cell office:value-type="float" office:value="324220" calcext:value-type="float">
            <text:p>3242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46% 0% 0% 0% 54% 0%</text:p>
          </table:table-cell>
          <table:table-cell office:value-type="float" office:value="45.567" calcext:value-type="float">
            <text:p>45.567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242" calcext:value-type="float">
            <text:p>46.242</text:p>
          </table:table-cell>
          <table:table-cell office:value-type="float" office:value="324444" calcext:value-type="float">
            <text:p>324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91% 0% 0% 0% 9% 0%</text:p>
          </table:table-cell>
          <table:table-cell office:value-type="float" office:value="45.788" calcext:value-type="float">
            <text:p>45.788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9" calcext:value-type="float">
            <text:p>919</text:p>
          </table:table-cell>
          <table:table-cell office:value-type="float" office:value="46.188" calcext:value-type="float">
            <text:p>46.188</text:p>
          </table:table-cell>
          <table:table-cell office:value-type="float" office:value="324496" calcext:value-type="float">
            <text:p>3244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90% 0% 0% 0% 10% 0% 0%</text:p>
          </table:table-cell>
          <table:table-cell office:value-type="float" office:value="45.735" calcext:value-type="float">
            <text:p>45.735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5.111" calcext:value-type="float">
            <text:p>35.111</text:p>
          </table:table-cell>
          <table:table-cell office:value-type="float" office:value="323672" calcext:value-type="float">
            <text:p>323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0% 0% 0% 0% 0% 0%</text:p>
          </table:table-cell>
          <table:table-cell office:value-type="float" office:value="34.664" calcext:value-type="float">
            <text:p>34.664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5.609" calcext:value-type="float">
            <text:p>35.609</text:p>
          </table:table-cell>
          <table:table-cell office:value-type="float" office:value="323612" calcext:value-type="float">
            <text:p>323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70% 0% 2% 0% 30% 0% 0%</text:p>
          </table:table-cell>
          <table:table-cell office:value-type="float" office:value="35.153" calcext:value-type="float">
            <text:p>35.153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4.983" calcext:value-type="float">
            <text:p>34.983</text:p>
          </table:table-cell>
          <table:table-cell office:value-type="float" office:value="323752" calcext:value-type="float">
            <text:p>3237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37% 0% 0% 0% 63% 0%</text:p>
          </table:table-cell>
          <table:table-cell office:value-type="float" office:value="34.525" calcext:value-type="float">
            <text:p>34.525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4.531" calcext:value-type="float">
            <text:p>34.531</text:p>
          </table:table-cell>
          <table:table-cell office:value-type="float" office:value="323848" calcext:value-type="float">
            <text:p>3238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0% 0% 1% 0% 0% 0%</text:p>
          </table:table-cell>
          <table:table-cell office:value-type="float" office:value="34.074" calcext:value-type="float">
            <text:p>34.074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5.187" calcext:value-type="float">
            <text:p>35.187</text:p>
          </table:table-cell>
          <table:table-cell office:value-type="float" office:value="323208" calcext:value-type="float">
            <text:p>323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93% 0% 0% 0% 8% 0%</text:p>
          </table:table-cell>
          <table:table-cell office:value-type="float" office:value="34.729" calcext:value-type="float">
            <text:p>34.729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5.001" calcext:value-type="float">
            <text:p>35.001</text:p>
          </table:table-cell>
          <table:table-cell office:value-type="float" office:value="322972" calcext:value-type="float">
            <text:p>3229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66% 0% 0% 0% 35% 0%</text:p>
          </table:table-cell>
          <table:table-cell office:value-type="float" office:value="34.543" calcext:value-type="float">
            <text:p>34.543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5.632" calcext:value-type="float">
            <text:p>35.632</text:p>
          </table:table-cell>
          <table:table-cell office:value-type="float" office:value="323152" calcext:value-type="float">
            <text:p>323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91% 0% 0% 0% 9% 0% 0%</text:p>
          </table:table-cell>
          <table:table-cell office:value-type="float" office:value="35.175" calcext:value-type="float">
            <text:p>35.175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5.279" calcext:value-type="float">
            <text:p>35.279</text:p>
          </table:table-cell>
          <table:table-cell office:value-type="float" office:value="323036" calcext:value-type="float">
            <text:p>3230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33% 0% 0% 0% 67%</text:p>
          </table:table-cell>
          <table:table-cell office:value-type="float" office:value="34.821" calcext:value-type="float">
            <text:p>34.821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5.291" calcext:value-type="float">
            <text:p>35.291</text:p>
          </table:table-cell>
          <table:table-cell office:value-type="float" office:value="323660" calcext:value-type="float">
            <text:p>323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7% 0% 0% 0% 13% 0% 0% 0%</text:p>
          </table:table-cell>
          <table:table-cell office:value-type="float" office:value="34.833" calcext:value-type="float">
            <text:p>34.833</text:p>
          </table:table-cell>
        </table:table-row>
        <table:table-row table:style-name="ro1">
          <table:table-cell office:value-type="string" calcext:value-type="string">
            <text:p>fasta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65" calcext:value-type="float">
            <text:p>965</text:p>
          </table:table-cell>
          <table:table-cell office:value-type="float" office:value="34.748" calcext:value-type="float">
            <text:p>34.748</text:p>
          </table:table-cell>
          <table:table-cell office:value-type="float" office:value="323468" calcext:value-type="float">
            <text:p>3234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67% 0% 0% 0% 33% 0%</text:p>
          </table:table-cell>
          <table:table-cell office:value-type="float" office:value="34.29" calcext:value-type="float">
            <text:p>34.2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212" calcext:value-type="float">
            <text:p>47.212</text:p>
          </table:table-cell>
          <table:table-cell office:value-type="float" office:value="8612" calcext:value-type="float">
            <text:p>8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65% 0% 1% 0% 35% 0%</text:p>
          </table:table-cell>
          <table:table-cell office:value-type="float" office:value="47.22" calcext:value-type="float">
            <text:p>47.22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271" calcext:value-type="float">
            <text:p>47.271</text:p>
          </table:table-cell>
          <table:table-cell office:value-type="float" office:value="8724" calcext:value-type="float">
            <text:p>87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11% 0% 0% 0% 89% 0%</text:p>
          </table:table-cell>
          <table:table-cell office:value-type="float" office:value="47.276" calcext:value-type="float">
            <text:p>47.276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186" calcext:value-type="float">
            <text:p>47.186</text:p>
          </table:table-cell>
          <table:table-cell office:value-type="float" office:value="8672" calcext:value-type="float">
            <text:p>8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0% 0% 0% 100% 0%</text:p>
          </table:table-cell>
          <table:table-cell office:value-type="float" office:value="47.192" calcext:value-type="float">
            <text:p>47.192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502" calcext:value-type="float">
            <text:p>47.502</text:p>
          </table:table-cell>
          <table:table-cell office:value-type="float" office:value="8552" calcext:value-type="float">
            <text:p>85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10% 0% 0% 0% 90%</text:p>
          </table:table-cell>
          <table:table-cell office:value-type="float" office:value="47.509" calcext:value-type="float">
            <text:p>47.50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366" calcext:value-type="float">
            <text:p>47.366</text:p>
          </table:table-cell>
          <table:table-cell office:value-type="float" office:value="8684" calcext:value-type="float">
            <text:p>86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100% 0% 0% 0% 0%</text:p>
          </table:table-cell>
          <table:table-cell office:value-type="float" office:value="47.371" calcext:value-type="float">
            <text:p>47.371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473" calcext:value-type="float">
            <text:p>47.473</text:p>
          </table:table-cell>
          <table:table-cell office:value-type="float" office:value="8772" calcext:value-type="float">
            <text:p>87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0% 0% 0% 100% 0%</text:p>
          </table:table-cell>
          <table:table-cell office:value-type="float" office:value="47.479" calcext:value-type="float">
            <text:p>47.47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299" calcext:value-type="float">
            <text:p>47.299</text:p>
          </table:table-cell>
          <table:table-cell office:value-type="float" office:value="8660" calcext:value-type="float">
            <text:p>8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0% 0% 0% 0% 100%</text:p>
          </table:table-cell>
          <table:table-cell office:value-type="float" office:value="47.305" calcext:value-type="float">
            <text:p>47.305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009" calcext:value-type="float">
            <text:p>47.009</text:p>
          </table:table-cell>
          <table:table-cell office:value-type="float" office:value="8612" calcext:value-type="float">
            <text:p>8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47% 0% 0% 0% 53%</text:p>
          </table:table-cell>
          <table:table-cell office:value-type="float" office:value="47.015" calcext:value-type="float">
            <text:p>47.015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7.233" calcext:value-type="float">
            <text:p>47.233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72% 0% 0% 0% 28%</text:p>
          </table:table-cell>
          <table:table-cell office:value-type="float" office:value="47.239" calcext:value-type="float">
            <text:p>47.239</text:p>
          </table:table-cell>
        </table:table-row>
        <table:table-row table:style-name="ro1">
          <table:table-cell office:value-type="string" calcext:value-type="string">
            <text:p>fasta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6" calcext:value-type="float">
            <text:p>916</text:p>
          </table:table-cell>
          <table:table-cell office:value-type="float" office:value="46.509" calcext:value-type="float">
            <text:p>46.509</text:p>
          </table:table-cell>
          <table:table-cell office:value-type="float" office:value="8672" calcext:value-type="float">
            <text:p>86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100% 0% 0% 0% 0% 0%</text:p>
          </table:table-cell>
          <table:table-cell office:value-type="float" office:value="46.515" calcext:value-type="float">
            <text:p>46.515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5.736" calcext:value-type="float">
            <text:p>325.736</text:p>
          </table:table-cell>
          <table:table-cell office:value-type="float" office:value="270360" calcext:value-type="float">
            <text:p>2703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70% 0% 0% 0% 30% 0%</text:p>
          </table:table-cell>
          <table:table-cell office:value-type="float" office:value="325.353" calcext:value-type="float">
            <text:p>325.353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3.521" calcext:value-type="float">
            <text:p>323.521</text:p>
          </table:table-cell>
          <table:table-cell office:value-type="float" office:value="271844" calcext:value-type="float">
            <text:p>271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0% 0% 0% 1% 0% 0% 0%</text:p>
          </table:table-cell>
          <table:table-cell office:value-type="float" office:value="323.098" calcext:value-type="float">
            <text:p>323.098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6.695" calcext:value-type="float">
            <text:p>326.695</text:p>
          </table:table-cell>
          <table:table-cell office:value-type="float" office:value="270860" calcext:value-type="float">
            <text:p>270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0% 0% 0% 1% 0% 0% 0%</text:p>
          </table:table-cell>
          <table:table-cell office:value-type="float" office:value="326.277" calcext:value-type="float">
            <text:p>326.277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4.018" calcext:value-type="float">
            <text:p>324.018</text:p>
          </table:table-cell>
          <table:table-cell office:value-type="float" office:value="271572" calcext:value-type="float">
            <text:p>2715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47% 0% 0% 0% 53% 0%</text:p>
          </table:table-cell>
          <table:table-cell office:value-type="float" office:value="323.593" calcext:value-type="float">
            <text:p>323.593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3.893" calcext:value-type="float">
            <text:p>323.893</text:p>
          </table:table-cell>
          <table:table-cell office:value-type="float" office:value="271668" calcext:value-type="float">
            <text:p>2716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82% 0% 0% 0% 18% 0% 0%</text:p>
          </table:table-cell>
          <table:table-cell office:value-type="float" office:value="323.482" calcext:value-type="float">
            <text:p>323.482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5.135" calcext:value-type="float">
            <text:p>325.135</text:p>
          </table:table-cell>
          <table:table-cell office:value-type="float" office:value="271660" calcext:value-type="float">
            <text:p>271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60% 0% 0% 0% 40% 0% 0%</text:p>
          </table:table-cell>
          <table:table-cell office:value-type="float" office:value="324.738" calcext:value-type="float">
            <text:p>324.738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7.712" calcext:value-type="float">
            <text:p>327.712</text:p>
          </table:table-cell>
          <table:table-cell office:value-type="float" office:value="271088" calcext:value-type="float">
            <text:p>2710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86% 0% 0% 0% 14% 0%</text:p>
          </table:table-cell>
          <table:table-cell office:value-type="float" office:value="327.286" calcext:value-type="float">
            <text:p>327.286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34.896" calcext:value-type="float">
            <text:p>334.896</text:p>
          </table:table-cell>
          <table:table-cell office:value-type="float" office:value="270780" calcext:value-type="float">
            <text:p>2707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% 0% 0% 0% 2% 0% 0% 0%</text:p>
          </table:table-cell>
          <table:table-cell office:value-type="float" office:value="334.478" calcext:value-type="float">
            <text:p>334.478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32.302" calcext:value-type="float">
            <text:p>332.302</text:p>
          </table:table-cell>
          <table:table-cell office:value-type="float" office:value="270740" calcext:value-type="float">
            <text:p>2707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0% 0% 43% 0% 0% 0% 57%</text:p>
          </table:table-cell>
          <table:table-cell office:value-type="float" office:value="331.878" calcext:value-type="float">
            <text:p>331.878</text:p>
          </table:table-cell>
        </table:table-row>
        <table:table-row table:style-name="ro1">
          <table:table-cell office:value-type="string" calcext:value-type="string">
            <text:p>fasta_channel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25000000" calcext:value-type="float">
            <text:p>25000000</text:p>
          </table:table-cell>
          <table:table-cell office:value-type="float" office:value="913" calcext:value-type="float">
            <text:p>913</text:p>
          </table:table-cell>
          <table:table-cell office:value-type="float" office:value="325.804" calcext:value-type="float">
            <text:p>325.804</text:p>
          </table:table-cell>
          <table:table-cell office:value-type="float" office:value="272112" calcext:value-type="float">
            <text:p>272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0% 0% 0% 1% 0% 0% 0%</text:p>
          </table:table-cell>
          <table:table-cell office:value-type="float" office:value="325.385" calcext:value-type="float">
            <text:p>325.385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09" calcext:value-type="float">
            <text:p>2.009</text:p>
          </table:table-cell>
          <table:table-cell office:value-type="float" office:value="255372" calcext:value-type="float">
            <text:p>255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5% 96% 5% 5% 5% 8% 5%</text:p>
          </table:table-cell>
          <table:table-cell office:value-type="float" office:value="1.541" calcext:value-type="float">
            <text:p>1.541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05" calcext:value-type="float">
            <text:p>2.005</text:p>
          </table:table-cell>
          <table:table-cell office:value-type="float" office:value="255476" calcext:value-type="float">
            <text:p>2554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5% 99% 6% 5% 5% 5% 5%</text:p>
          </table:table-cell>
          <table:table-cell office:value-type="float" office:value="1.536" calcext:value-type="float">
            <text:p>1.536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07" calcext:value-type="float">
            <text:p>2.007</text:p>
          </table:table-cell>
          <table:table-cell office:value-type="float" office:value="255424" calcext:value-type="float">
            <text:p>255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5% 99% 4% 5% 4% 4% 5%</text:p>
          </table:table-cell>
          <table:table-cell office:value-type="float" office:value="1.539" calcext:value-type="float">
            <text:p>1.539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16" calcext:value-type="float">
            <text:p>2.016</text:p>
          </table:table-cell>
          <table:table-cell office:value-type="float" office:value="255668" calcext:value-type="float">
            <text:p>2556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5% 5% 98% 5% 5% 5% 6%</text:p>
          </table:table-cell>
          <table:table-cell office:value-type="float" office:value="1.547" calcext:value-type="float">
            <text:p>1.547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58" calcext:value-type="float">
            <text:p>2.058</text:p>
          </table:table-cell>
          <table:table-cell office:value-type="float" office:value="254988" calcext:value-type="float">
            <text:p>254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4% 4% 70% 4% 5% 4% 33%</text:p>
          </table:table-cell>
          <table:table-cell office:value-type="float" office:value="1.591" calcext:value-type="float">
            <text:p>1.591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06" calcext:value-type="float">
            <text:p>2.006</text:p>
          </table:table-cell>
          <table:table-cell office:value-type="float" office:value="255068" calcext:value-type="float">
            <text:p>2550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5% 5% 6% 5% 4% 5% 5%</text:p>
          </table:table-cell>
          <table:table-cell office:value-type="float" office:value="1.539" calcext:value-type="float">
            <text:p>1.539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89" calcext:value-type="float">
            <text:p>2.089</text:p>
          </table:table-cell>
          <table:table-cell office:value-type="float" office:value="255120" calcext:value-type="float">
            <text:p>255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% 4% 4% 4% 45% 6% 5% 5%</text:p>
          </table:table-cell>
          <table:table-cell office:value-type="float" office:value="1.621" calcext:value-type="float">
            <text:p>1.621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2" calcext:value-type="float">
            <text:p>2.02</text:p>
          </table:table-cell>
          <table:table-cell office:value-type="float" office:value="255800" calcext:value-type="float">
            <text:p>2558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5% 5% 80% 5% 5% 5% 23%</text:p>
          </table:table-cell>
          <table:table-cell office:value-type="float" office:value="1.552" calcext:value-type="float">
            <text:p>1.552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05" calcext:value-type="float">
            <text:p>2.005</text:p>
          </table:table-cell>
          <table:table-cell office:value-type="float" office:value="255780" calcext:value-type="float">
            <text:p>2557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4% 99% 5% 5% 5% 5% 5%</text:p>
          </table:table-cell>
          <table:table-cell office:value-type="float" office:value="1.536" calcext:value-type="float">
            <text:p>1.536</text:p>
          </table:table-cell>
        </table:table-row>
        <table:table-row table:style-name="ro1">
          <table:table-cell office:value-type="string" calcext:value-type="string">
            <text:p>pidigits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96" calcext:value-type="float">
            <text:p>396</text:p>
          </table:table-cell>
          <table:table-cell office:value-type="float" office:value="2.001" calcext:value-type="float">
            <text:p>2.001</text:p>
          </table:table-cell>
          <table:table-cell office:value-type="float" office:value="255792" calcext:value-type="float">
            <text:p>255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99% 5% 5% 5% 5% 5% 5%</text:p>
          </table:table-cell>
          <table:table-cell office:value-type="float" office:value="1.534" calcext:value-type="float">
            <text:p>1.534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024" calcext:value-type="float">
            <text:p>2.024</text:p>
          </table:table-cell>
          <table:table-cell office:value-type="float" office:value="258784" calcext:value-type="float">
            <text:p>258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5% 4% 5% 4% 5% 4% 4%</text:p>
          </table:table-cell>
          <table:table-cell office:value-type="float" office:value="1.558" calcext:value-type="float">
            <text:p>1.558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035" calcext:value-type="float">
            <text:p>2.035</text:p>
          </table:table-cell>
          <table:table-cell office:value-type="float" office:value="263212" calcext:value-type="float">
            <text:p>2632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4% 4% 91% 4% 4% 4% 13%</text:p>
          </table:table-cell>
          <table:table-cell office:value-type="float" office:value="1.567" calcext:value-type="float">
            <text:p>1.567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017" calcext:value-type="float">
            <text:p>2.017</text:p>
          </table:table-cell>
          <table:table-cell office:value-type="float" office:value="254388" calcext:value-type="float">
            <text:p>2543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5% 5% 5% 5% 5% 5% 5%</text:p>
          </table:table-cell>
          <table:table-cell office:value-type="float" office:value="1.549" calcext:value-type="float">
            <text:p>1.549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021" calcext:value-type="float">
            <text:p>2.021</text:p>
          </table:table-cell>
          <table:table-cell office:value-type="float" office:value="254280" calcext:value-type="float">
            <text:p>2542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% 5% 5% 5% 11% 5% 4% 4%</text:p>
          </table:table-cell>
          <table:table-cell office:value-type="float" office:value="1.553" calcext:value-type="float">
            <text:p>1.553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012" calcext:value-type="float">
            <text:p>2.012</text:p>
          </table:table-cell>
          <table:table-cell office:value-type="float" office:value="253404" calcext:value-type="float">
            <text:p>2534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100% 5% 5% 5% 5% 5% 4%</text:p>
          </table:table-cell>
          <table:table-cell office:value-type="float" office:value="1.544" calcext:value-type="float">
            <text:p>1.544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103" calcext:value-type="float">
            <text:p>2.103</text:p>
          </table:table-cell>
          <table:table-cell office:value-type="float" office:value="254596" calcext:value-type="float">
            <text:p>254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4% 4% 5% 4% 100% 4% 4%</text:p>
          </table:table-cell>
          <table:table-cell office:value-type="float" office:value="1.636" calcext:value-type="float">
            <text:p>1.636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012" calcext:value-type="float">
            <text:p>2.012</text:p>
          </table:table-cell>
          <table:table-cell office:value-type="float" office:value="254216" calcext:value-type="float">
            <text:p>254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99% 5% 5% 5% 4% 5% 5%</text:p>
          </table:table-cell>
          <table:table-cell office:value-type="float" office:value="1.543" calcext:value-type="float">
            <text:p>1.543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021" calcext:value-type="float">
            <text:p>2.021</text:p>
          </table:table-cell>
          <table:table-cell office:value-type="float" office:value="260920" calcext:value-type="float">
            <text:p>260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4% 6% 5% 4% 5% 98% 5%</text:p>
          </table:table-cell>
          <table:table-cell office:value-type="float" office:value="1.553" calcext:value-type="float">
            <text:p>1.553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101" calcext:value-type="float">
            <text:p>2.101</text:p>
          </table:table-cell>
          <table:table-cell office:value-type="float" office:value="254396" calcext:value-type="float">
            <text:p>254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4% 5% 4% 5% 100% 4% 4%</text:p>
          </table:table-cell>
          <table:table-cell office:value-type="float" office:value="1.633" calcext:value-type="float">
            <text:p>1.633</text:p>
          </table:table-cell>
        </table:table-row>
        <table:table-row table:style-name="ro1">
          <table:table-cell office:value-type="string" calcext:value-type="string">
            <text:p>pydigit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411" calcext:value-type="float">
            <text:p>411</text:p>
          </table:table-cell>
          <table:table-cell office:value-type="float" office:value="2.021" calcext:value-type="float">
            <text:p>2.021</text:p>
          </table:table-cell>
          <table:table-cell office:value-type="float" office:value="269784" calcext:value-type="float">
            <text:p>269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49% 4% 4% 5% 55% 4% 4%</text:p>
          </table:table-cell>
          <table:table-cell office:value-type="float" office:value="1.553" calcext:value-type="float">
            <text:p>1.553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65" calcext:value-type="float">
            <text:p>2.665</text:p>
          </table:table-cell>
          <table:table-cell office:value-type="float" office:value="9372" calcext:value-type="float">
            <text:p>9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49% 0% 0% 0% 51% 0% 0%</text:p>
          </table:table-cell>
          <table:table-cell office:value-type="float" office:value="2.666" calcext:value-type="float">
            <text:p>2.666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65" calcext:value-type="float">
            <text:p>2.665</text:p>
          </table:table-cell>
          <table:table-cell office:value-type="float" office:value="9384" calcext:value-type="float">
            <text:p>9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% 0% 0% 0% 1% 0% 0% 0%</text:p>
          </table:table-cell>
          <table:table-cell office:value-type="float" office:value="2.666" calcext:value-type="float">
            <text:p>2.666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64" calcext:value-type="float">
            <text:p>2.664</text:p>
          </table:table-cell>
          <table:table-cell office:value-type="float" office:value="9412" calcext:value-type="float">
            <text:p>94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1% 0% 0% 0% 99% 0% 0%</text:p>
          </table:table-cell>
          <table:table-cell office:value-type="float" office:value="2.666" calcext:value-type="float">
            <text:p>2.666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59" calcext:value-type="float">
            <text:p>2.659</text:p>
          </table:table-cell>
          <table:table-cell office:value-type="float" office:value="9532" calcext:value-type="float">
            <text:p>95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6% 0% 0% 0% 34% 0% 0% 0%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64" calcext:value-type="float">
            <text:p>2.664</text:p>
          </table:table-cell>
          <table:table-cell office:value-type="float" office:value="9560" calcext:value-type="float">
            <text:p>9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100% 0% 0% 0% 0% 0% 0%</text:p>
          </table:table-cell>
          <table:table-cell office:value-type="float" office:value="2.665" calcext:value-type="float">
            <text:p>2.665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66" calcext:value-type="float">
            <text:p>2.666</text:p>
          </table:table-cell>
          <table:table-cell office:value-type="float" office:value="9584" calcext:value-type="float">
            <text:p>9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0% 0% 0% 0% 0% 0%</text:p>
          </table:table-cell>
          <table:table-cell office:value-type="float" office:value="2.667" calcext:value-type="float">
            <text:p>2.667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63" calcext:value-type="float">
            <text:p>2.663</text:p>
          </table:table-cell>
          <table:table-cell office:value-type="float" office:value="9424" calcext:value-type="float">
            <text:p>94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0% 0% 0% 0% 0% 0%</text:p>
          </table:table-cell>
          <table:table-cell office:value-type="float" office:value="2.664" calcext:value-type="float">
            <text:p>2.664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6" calcext:value-type="float">
            <text:p>2.66</text:p>
          </table:table-cell>
          <table:table-cell office:value-type="float" office:value="9396" calcext:value-type="float">
            <text:p>93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100% 0% 0% 0% 0% 0% 0%</text:p>
          </table:table-cell>
          <table:table-cell office:value-type="float" office:value="2.661" calcext:value-type="float">
            <text:p>2.661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59" calcext:value-type="float">
            <text:p>2.659</text:p>
          </table:table-cell>
          <table:table-cell office:value-type="float" office:value="9456" calcext:value-type="float">
            <text:p>9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0% 0% 0% 0% 0% 0% 0% 0%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pidigits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18" calcext:value-type="float">
            <text:p>518</text:p>
          </table:table-cell>
          <table:table-cell office:value-type="float" office:value="2.659" calcext:value-type="float">
            <text:p>2.659</text:p>
          </table:table-cell>
          <table:table-cell office:value-type="float" office:value="9520" calcext:value-type="float">
            <text:p>9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% 100% 0% 0% 0% 0% 0% 0%</text:p>
          </table:table-cell>
          <table:table-cell office:value-type="float" office:value="2.66" calcext:value-type="float">
            <text:p>2.66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5.159" calcext:value-type="float">
            <text:p>45.159</text:p>
          </table:table-cell>
          <table:table-cell office:value-type="float" office:value="237612" calcext:value-type="float">
            <text:p>2376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% 2% 59% 2% 4% 2% 32% 2%</text:p>
          </table:table-cell>
          <table:table-cell office:value-type="float" office:value="44.697" calcext:value-type="float">
            <text:p>44.697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5.301" calcext:value-type="float">
            <text:p>45.301</text:p>
          </table:table-cell>
          <table:table-cell office:value-type="float" office:value="237256" calcext:value-type="float">
            <text:p>2372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9% 5% 13% 20% 5% 6% 13% 18%</text:p>
          </table:table-cell>
          <table:table-cell office:value-type="float" office:value="44.865" calcext:value-type="float">
            <text:p>44.865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5.411" calcext:value-type="float">
            <text:p>45.411</text:p>
          </table:table-cell>
          <table:table-cell office:value-type="float" office:value="237092" calcext:value-type="float">
            <text:p>237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5% 50% 15% 5% 5% 26% 21%</text:p>
          </table:table-cell>
          <table:table-cell office:value-type="float" office:value="44.973" calcext:value-type="float">
            <text:p>44.973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5.324" calcext:value-type="float">
            <text:p>45.324</text:p>
          </table:table-cell>
          <table:table-cell office:value-type="float" office:value="237904" calcext:value-type="float">
            <text:p>237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% 4% 73% 4% 4% 5% 30% 4%</text:p>
          </table:table-cell>
          <table:table-cell office:value-type="float" office:value="44.888" calcext:value-type="float">
            <text:p>44.888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5.268" calcext:value-type="float">
            <text:p>45.268</text:p>
          </table:table-cell>
          <table:table-cell office:value-type="float" office:value="238084" calcext:value-type="float">
            <text:p>238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% 4% 5% 4% 18% 4% 4% 4%</text:p>
          </table:table-cell>
          <table:table-cell office:value-type="float" office:value="44.841" calcext:value-type="float">
            <text:p>44.841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5.328" calcext:value-type="float">
            <text:p>45.328</text:p>
          </table:table-cell>
          <table:table-cell office:value-type="float" office:value="237592" calcext:value-type="float">
            <text:p>2375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% 28% 2% 34% 7% 10% 3% 21%</text:p>
          </table:table-cell>
          <table:table-cell office:value-type="float" office:value="44.919" calcext:value-type="float">
            <text:p>44.919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5.273" calcext:value-type="float">
            <text:p>45.273</text:p>
          </table:table-cell>
          <table:table-cell office:value-type="float" office:value="237908" calcext:value-type="float">
            <text:p>237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3% 46% 3% 3% 3% 56%</text:p>
          </table:table-cell>
          <table:table-cell office:value-type="float" office:value="44.892" calcext:value-type="float">
            <text:p>44.892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5.248" calcext:value-type="float">
            <text:p>45.248</text:p>
          </table:table-cell>
          <table:table-cell office:value-type="float" office:value="237008" calcext:value-type="float">
            <text:p>237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50% 12% 8% 3% 27% 10% 6%</text:p>
          </table:table-cell>
          <table:table-cell office:value-type="float" office:value="44.818" calcext:value-type="float">
            <text:p>44.818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5.135" calcext:value-type="float">
            <text:p>45.135</text:p>
          </table:table-cell>
          <table:table-cell office:value-type="float" office:value="236916" calcext:value-type="float">
            <text:p>2369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1% 41% 8% 1% 1% 25% 26%</text:p>
          </table:table-cell>
          <table:table-cell office:value-type="float" office:value="44.689" calcext:value-type="float">
            <text:p>44.689</text:p>
          </table:table-cell>
        </table:table-row>
        <table:table-row table:style-name="ro1">
          <table:table-cell office:value-type="string" calcext:value-type="string">
            <text:p>n_body_optim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54" calcext:value-type="float">
            <text:p>1254</text:p>
          </table:table-cell>
          <table:table-cell office:value-type="float" office:value="45.155" calcext:value-type="float">
            <text:p>45.155</text:p>
          </table:table-cell>
          <table:table-cell office:value-type="float" office:value="236928" calcext:value-type="float">
            <text:p>2369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% 23% 1% 47% 1% 17% 1% 17%</text:p>
          </table:table-cell>
          <table:table-cell office:value-type="float" office:value="44.76" calcext:value-type="float">
            <text:p>44.76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206" calcext:value-type="float">
            <text:p>1206</text:p>
          </table:table-cell>
          <table:table-cell office:value-type="float" office:value="793.595" calcext:value-type="float">
            <text:p>793.595</text:p>
          </table:table-cell>
          <table:table-cell office:value-type="float" office:value="245524" calcext:value-type="float">
            <text:p>245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% 26% 25% 15% 11% 15% 18% 19%</text:p>
          </table:table-cell>
          <table:table-cell office:value-type="float" office:value="793.918" calcext:value-type="float">
            <text:p>793.918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35.056" calcext:value-type="float">
            <text:p>335.056</text:p>
          </table:table-cell>
          <table:table-cell office:value-type="float" office:value="8692" calcext:value-type="float">
            <text:p>86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38% 19% 11% 2% 12% 19% 9%</text:p>
          </table:table-cell>
          <table:table-cell office:value-type="float" office:value="335.236" calcext:value-type="float">
            <text:p>335.236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59.954" calcext:value-type="float">
            <text:p>359.954</text:p>
          </table:table-cell>
          <table:table-cell office:value-type="float" office:value="8660" calcext:value-type="float">
            <text:p>8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% 13% 21% 19% 6% 7% 14% 23%</text:p>
          </table:table-cell>
          <table:table-cell office:value-type="float" office:value="360.225" calcext:value-type="float">
            <text:p>360.225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44.895" calcext:value-type="float">
            <text:p>344.895</text:p>
          </table:table-cell>
          <table:table-cell office:value-type="float" office:value="8668" calcext:value-type="float">
            <text:p>86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% 5% 7% 33% 5% 4% 5% 52%</text:p>
          </table:table-cell>
          <table:table-cell office:value-type="float" office:value="345.291" calcext:value-type="float">
            <text:p>345.291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34.681" calcext:value-type="float">
            <text:p>334.681</text:p>
          </table:table-cell>
          <table:table-cell office:value-type="float" office:value="8660" calcext:value-type="float">
            <text:p>86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30% 10% 15% 1% 6% 7% 32%</text:p>
          </table:table-cell>
          <table:table-cell office:value-type="float" office:value="334.892" calcext:value-type="float">
            <text:p>334.892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46.688" calcext:value-type="float">
            <text:p>346.688</text:p>
          </table:table-cell>
          <table:table-cell office:value-type="float" office:value="8720" calcext:value-type="float">
            <text:p>8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% 25% 19% 24% 10% 15% 22% 25%</text:p>
          </table:table-cell>
          <table:table-cell office:value-type="float" office:value="347.073" calcext:value-type="float">
            <text:p>347.073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43.32" calcext:value-type="float">
            <text:p>343.32</text:p>
          </table:table-cell>
          <table:table-cell office:value-type="float" office:value="8720" calcext:value-type="float">
            <text:p>87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29% 19% 20% 6% 14% 13% 32%</text:p>
          </table:table-cell>
          <table:table-cell office:value-type="float" office:value="343.643" calcext:value-type="float">
            <text:p>343.643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39.406" calcext:value-type="float">
            <text:p>339.406</text:p>
          </table:table-cell>
          <table:table-cell office:value-type="float" office:value="8688" calcext:value-type="float">
            <text:p>86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16% 19% 28% 5% 8% 16% 32%</text:p>
          </table:table-cell>
          <table:table-cell office:value-type="float" office:value="339.8" calcext:value-type="float">
            <text:p>339.8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61.976" calcext:value-type="float">
            <text:p>361.976</text:p>
          </table:table-cell>
          <table:table-cell office:value-type="float" office:value="8748" calcext:value-type="float">
            <text:p>87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17% 40% 15% 5% 11% 24% 18%</text:p>
          </table:table-cell>
          <table:table-cell office:value-type="float" office:value="362.218" calcext:value-type="float">
            <text:p>362.218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55.04" calcext:value-type="float">
            <text:p>355.04</text:p>
          </table:table-cell>
          <table:table-cell office:value-type="float" office:value="8632" calcext:value-type="float">
            <text:p>86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% 30% 39% 11% 9% 18% 17% 9%</text:p>
          </table:table-cell>
          <table:table-cell office:value-type="float" office:value="355.324" calcext:value-type="float">
            <text:p>355.324</text:p>
          </table:table-cell>
        </table:table-row>
        <table:table-row table:style-name="ro1">
          <table:table-cell office:value-type="string" calcext:value-type="string">
            <text:p>n_body_problem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50000000" calcext:value-type="float">
            <text:p>50000000</text:p>
          </table:table-cell>
          <table:table-cell office:value-type="float" office:value="1341" calcext:value-type="float">
            <text:p>1341</text:p>
          </table:table-cell>
          <table:table-cell office:value-type="float" office:value="345.798" calcext:value-type="float">
            <text:p>345.798</text:p>
          </table:table-cell>
          <table:table-cell office:value-type="float" office:value="8668" calcext:value-type="float">
            <text:p>86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% 20% 27% 26% 11% 15% 20% 27%</text:p>
          </table:table-cell>
          <table:table-cell office:value-type="float" office:value="346.165" calcext:value-type="float">
            <text:p>346.165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1.108" calcext:value-type="float">
            <text:p>11.108</text:p>
          </table:table-cell>
          <table:table-cell office:value-type="float" office:value="347528" calcext:value-type="float">
            <text:p>347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7% 37% 12% 13% 20% 34% 12% 16%</text:p>
          </table:table-cell>
          <table:table-cell office:value-type="float" office:value="11.124" calcext:value-type="float">
            <text:p>11.124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1.003" calcext:value-type="float">
            <text:p>11.003</text:p>
          </table:table-cell>
          <table:table-cell office:value-type="float" office:value="401336" calcext:value-type="float">
            <text:p>401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6% 4% 39% 3% 5% 5% 62%</text:p>
          </table:table-cell>
          <table:table-cell office:value-type="float" office:value="11.022" calcext:value-type="float">
            <text:p>11.022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1.045" calcext:value-type="float">
            <text:p>11.045</text:p>
          </table:table-cell>
          <table:table-cell office:value-type="float" office:value="342492" calcext:value-type="float">
            <text:p>342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% 43% 9% 7% 9% 12% 8% 8%</text:p>
          </table:table-cell>
          <table:table-cell office:value-type="float" office:value="11.052" calcext:value-type="float">
            <text:p>11.052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1.345" calcext:value-type="float">
            <text:p>11.345</text:p>
          </table:table-cell>
          <table:table-cell office:value-type="float" office:value="361856" calcext:value-type="float">
            <text:p>361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16% 64% 9% 8% 8% 33% 9%</text:p>
          </table:table-cell>
          <table:table-cell office:value-type="float" office:value="11.35" calcext:value-type="float">
            <text:p>11.35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1.007" calcext:value-type="float">
            <text:p>11.007</text:p>
          </table:table-cell>
          <table:table-cell office:value-type="float" office:value="405812" calcext:value-type="float">
            <text:p>4058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7% 10% 24% 15% 26% 9% 9% 12%</text:p>
          </table:table-cell>
          <table:table-cell office:value-type="float" office:value="11.012" calcext:value-type="float">
            <text:p>11.012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1.001" calcext:value-type="float">
            <text:p>11.001</text:p>
          </table:table-cell>
          <table:table-cell office:value-type="float" office:value="371016" calcext:value-type="float">
            <text:p>371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% 4% 6% 4% 22% 5% 6% 5%</text:p>
          </table:table-cell>
          <table:table-cell office:value-type="float" office:value="11.006" calcext:value-type="float">
            <text:p>11.006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0.995" calcext:value-type="float">
            <text:p>10.995</text:p>
          </table:table-cell>
          <table:table-cell office:value-type="float" office:value="371656" calcext:value-type="float">
            <text:p>3716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6% 6% 6% 23% 6% 6% 7%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1.173" calcext:value-type="float">
            <text:p>11.173</text:p>
          </table:table-cell>
          <table:table-cell office:value-type="float" office:value="337176" calcext:value-type="float">
            <text:p>3371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1% 14% 5% 6% 14% 9% 7% 5%</text:p>
          </table:table-cell>
          <table:table-cell office:value-type="float" office:value="11.179" calcext:value-type="float">
            <text:p>11.179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0.905" calcext:value-type="float">
            <text:p>10.905</text:p>
          </table:table-cell>
          <table:table-cell office:value-type="float" office:value="361384" calcext:value-type="float">
            <text:p>361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3% 3% 2% 2% 28% 2% 2% 2%</text:p>
          </table:table-cell>
          <table:table-cell office:value-type="float" office:value="10.908" calcext:value-type="float">
            <text:p>10.908</text:p>
          </table:table-cell>
        </table:table-row>
        <table:table-row table:style-name="ro1">
          <table:table-cell office:value-type="string" calcext:value-type="string">
            <text:p>regex_redux_no_mp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612" calcext:value-type="float">
            <text:p>612</text:p>
          </table:table-cell>
          <table:table-cell office:value-type="float" office:value="11.546" calcext:value-type="float">
            <text:p>11.546</text:p>
          </table:table-cell>
          <table:table-cell office:value-type="float" office:value="381956" calcext:value-type="float">
            <text:p>3819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6% 25% 51% 25% 22% 29% 47% 21%</text:p>
          </table:table-cell>
          <table:table-cell office:value-type="float" office:value="11.555" calcext:value-type="float">
            <text:p>11.555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074" calcext:value-type="float">
            <text:p>3.074</text:p>
          </table:table-cell>
          <table:table-cell office:value-type="float" office:value="327416" calcext:value-type="float">
            <text:p>3274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3% 19% 38% 18% 40% 14% 15% 17%</text:p>
          </table:table-cell>
          <table:table-cell office:value-type="float" office:value="2.697" calcext:value-type="float">
            <text:p>2.697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079" calcext:value-type="float">
            <text:p>3.079</text:p>
          </table:table-cell>
          <table:table-cell office:value-type="float" office:value="328208" calcext:value-type="float">
            <text:p>3282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8% 34% 42% 29% 52% 28% 29% 25%</text:p>
          </table:table-cell>
          <table:table-cell office:value-type="float" office:value="2.729" calcext:value-type="float">
            <text:p>2.729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065" calcext:value-type="float">
            <text:p>3.065</text:p>
          </table:table-cell>
          <table:table-cell office:value-type="float" office:value="327856" calcext:value-type="float">
            <text:p>3278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9% 75% 9% 10% 9% 31% 8%</text:p>
          </table:table-cell>
          <table:table-cell office:value-type="float" office:value="2.644" calcext:value-type="float">
            <text:p>2.644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083" calcext:value-type="float">
            <text:p>3.083</text:p>
          </table:table-cell>
          <table:table-cell office:value-type="float" office:value="346864" calcext:value-type="float">
            <text:p>346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44% 10% 24% 25% 16% 13% 64%</text:p>
          </table:table-cell>
          <table:table-cell office:value-type="float" office:value="2.64" calcext:value-type="float">
            <text:p>2.64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097" calcext:value-type="float">
            <text:p>3.097</text:p>
          </table:table-cell>
          <table:table-cell office:value-type="float" office:value="327892" calcext:value-type="float">
            <text:p>3278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2% 22% 72% 23% 25% 21% 39% 18%</text:p>
          </table:table-cell>
          <table:table-cell office:value-type="float" office:value="2.698" calcext:value-type="float">
            <text:p>2.698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066" calcext:value-type="float">
            <text:p>3.066</text:p>
          </table:table-cell>
          <table:table-cell office:value-type="float" office:value="360512" calcext:value-type="float">
            <text:p>3605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% 82% 9% 11% 10% 26% 9% 8%</text:p>
          </table:table-cell>
          <table:table-cell office:value-type="float" office:value="2.636" calcext:value-type="float">
            <text:p>2.636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094" calcext:value-type="float">
            <text:p>3.094</text:p>
          </table:table-cell>
          <table:table-cell office:value-type="float" office:value="328244" calcext:value-type="float">
            <text:p>3282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9% 66% 14% 4% 12% 14% 24%</text:p>
          </table:table-cell>
          <table:table-cell office:value-type="float" office:value="2.647" calcext:value-type="float">
            <text:p>2.647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046" calcext:value-type="float">
            <text:p>3.046</text:p>
          </table:table-cell>
          <table:table-cell office:value-type="float" office:value="328344" calcext:value-type="float">
            <text:p>328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10% 77% 13% 10% 11% 26% 19%</text:p>
          </table:table-cell>
          <table:table-cell office:value-type="float" office:value="2.695" calcext:value-type="float">
            <text:p>2.695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217" calcext:value-type="float">
            <text:p>3.217</text:p>
          </table:table-cell>
          <table:table-cell office:value-type="float" office:value="327988" calcext:value-type="float">
            <text:p>327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1% 39% 56% 22% 17% 33% 18% 23%</text:p>
          </table:table-cell>
          <table:table-cell office:value-type="float" office:value="2.779" calcext:value-type="float">
            <text:p>2.779</text:p>
          </table:table-cell>
        </table:table-row>
        <table:table-row table:style-name="ro1">
          <table:table-cell office:value-type="string" calcext:value-type="string">
            <text:p>regex_redux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539" calcext:value-type="float">
            <text:p>539</text:p>
          </table:table-cell>
          <table:table-cell office:value-type="float" office:value="3.328" calcext:value-type="float">
            <text:p>3.328</text:p>
          </table:table-cell>
          <table:table-cell office:value-type="float" office:value="328024" calcext:value-type="float">
            <text:p>328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1% 50% 53% 49% 33% 39% 21% 37%</text:p>
          </table:table-cell>
          <table:table-cell office:value-type="float" office:value="2.866" calcext:value-type="float">
            <text:p>2.866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7" calcext:value-type="float">
            <text:p>1.97</text:p>
          </table:table-cell>
          <table:table-cell office:value-type="float" office:value="293436" calcext:value-type="float">
            <text:p>2934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5% 8% 6% 7% 20% 11% 9% 7%</text:p>
          </table:table-cell>
          <table:table-cell office:value-type="float" office:value="1.516" calcext:value-type="float">
            <text:p>1.516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43" calcext:value-type="float">
            <text:p>1.943</text:p>
          </table:table-cell>
          <table:table-cell office:value-type="float" office:value="293372" calcext:value-type="float">
            <text:p>2933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71% 6% 6% 5% 34% 8% 7%</text:p>
          </table:table-cell>
          <table:table-cell office:value-type="float" office:value="1.497" calcext:value-type="float">
            <text:p>1.497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58" calcext:value-type="float">
            <text:p>1.958</text:p>
          </table:table-cell>
          <table:table-cell office:value-type="float" office:value="293272" calcext:value-type="float">
            <text:p>2932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35% 11% 7% 6% 69% 7% 8%</text:p>
          </table:table-cell>
          <table:table-cell office:value-type="float" office:value="1.507" calcext:value-type="float">
            <text:p>1.507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89" calcext:value-type="float">
            <text:p>1.989</text:p>
          </table:table-cell>
          <table:table-cell office:value-type="float" office:value="293348" calcext:value-type="float">
            <text:p>2933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% 57% 13% 13% 12% 49% 8% 12%</text:p>
          </table:table-cell>
          <table:table-cell office:value-type="float" office:value="1.55" calcext:value-type="float">
            <text:p>1.55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52" calcext:value-type="float">
            <text:p>1.952</text:p>
          </table:table-cell>
          <table:table-cell office:value-type="float" office:value="293584" calcext:value-type="float">
            <text:p>2935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10% 36% 9% 10% 10% 69% 9%</text:p>
          </table:table-cell>
          <table:table-cell office:value-type="float" office:value="1.513" calcext:value-type="float">
            <text:p>1.513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62" calcext:value-type="float">
            <text:p>1.962</text:p>
          </table:table-cell>
          <table:table-cell office:value-type="float" office:value="293776" calcext:value-type="float">
            <text:p>293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8% 6% 59% 8% 9% 9% 46%</text:p>
          </table:table-cell>
          <table:table-cell office:value-type="float" office:value="1.512" calcext:value-type="float">
            <text:p>1.512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53" calcext:value-type="float">
            <text:p>1.953</text:p>
          </table:table-cell>
          <table:table-cell office:value-type="float" office:value="294004" calcext:value-type="float">
            <text:p>294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34% 9% 7% 9% 70% 7% 8%</text:p>
          </table:table-cell>
          <table:table-cell office:value-type="float" office:value="1.505" calcext:value-type="float">
            <text:p>1.505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55" calcext:value-type="float">
            <text:p>1.955</text:p>
          </table:table-cell>
          <table:table-cell office:value-type="float" office:value="293488" calcext:value-type="float">
            <text:p>2934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9% 66% 10% 9% 7% 38% 11%</text:p>
          </table:table-cell>
          <table:table-cell office:value-type="float" office:value="1.502" calcext:value-type="float">
            <text:p>1.502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2.014" calcext:value-type="float">
            <text:p>2.014</text:p>
          </table:table-cell>
          <table:table-cell office:value-type="float" office:value="293840" calcext:value-type="float">
            <text:p>2938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% 45% 11% 14% 15% 68% 12% 14%</text:p>
          </table:table-cell>
          <table:table-cell office:value-type="float" office:value="1.584" calcext:value-type="float">
            <text:p>1.584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9" calcext:value-type="float">
            <text:p>249</text:p>
          </table:table-cell>
          <table:table-cell office:value-type="float" office:value="1.938" calcext:value-type="float">
            <text:p>1.938</text:p>
          </table:table-cell>
          <table:table-cell office:value-type="float" office:value="293820" calcext:value-type="float">
            <text:p>2938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7% 53% 7% 8% 5% 54% 8%</text:p>
          </table:table-cell>
          <table:table-cell office:value-type="float" office:value="1.507" calcext:value-type="float">
            <text:p>1.507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043" calcext:value-type="float">
            <text:p>2.043</text:p>
          </table:table-cell>
          <table:table-cell office:value-type="float" office:value="318520" calcext:value-type="float">
            <text:p>318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9% 7% 8% 8% 45% 8% 6% 9%</text:p>
          </table:table-cell>
          <table:table-cell office:value-type="float" office:value="1.588" calcext:value-type="float">
            <text:p>1.588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028" calcext:value-type="float">
            <text:p>2.028</text:p>
          </table:table-cell>
          <table:table-cell office:value-type="float" office:value="319264" calcext:value-type="float">
            <text:p>319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% 12% 64% 8% 6% 11% 35% 6%</text:p>
          </table:table-cell>
          <table:table-cell office:value-type="float" office:value="1.574" calcext:value-type="float">
            <text:p>1.574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054" calcext:value-type="float">
            <text:p>2.054</text:p>
          </table:table-cell>
          <table:table-cell office:value-type="float" office:value="318064" calcext:value-type="float">
            <text:p>3180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% 8% 9% 63% 7% 8% 21% 28%</text:p>
          </table:table-cell>
          <table:table-cell office:value-type="float" office:value="1.606" calcext:value-type="float">
            <text:p>1.606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037" calcext:value-type="float">
            <text:p>2.037</text:p>
          </table:table-cell>
          <table:table-cell office:value-type="float" office:value="318192" calcext:value-type="float">
            <text:p>318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56% 5% 8% 10% 50% 9% 6%</text:p>
          </table:table-cell>
          <table:table-cell office:value-type="float" office:value="1.592" calcext:value-type="float">
            <text:p>1.592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041" calcext:value-type="float">
            <text:p>2.041</text:p>
          </table:table-cell>
          <table:table-cell office:value-type="float" office:value="318840" calcext:value-type="float">
            <text:p>3188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30% 8% 8% 7% 75% 9% 7%</text:p>
          </table:table-cell>
          <table:table-cell office:value-type="float" office:value="1.592" calcext:value-type="float">
            <text:p>1.592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104" calcext:value-type="float">
            <text:p>2.104</text:p>
          </table:table-cell>
          <table:table-cell office:value-type="float" office:value="318480" calcext:value-type="float">
            <text:p>3184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% 15% 31% 16% 15% 14% 87% 15%</text:p>
          </table:table-cell>
          <table:table-cell office:value-type="float" office:value="1.653" calcext:value-type="float">
            <text:p>1.653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094" calcext:value-type="float">
            <text:p>2.094</text:p>
          </table:table-cell>
          <table:table-cell office:value-type="float" office:value="318808" calcext:value-type="float">
            <text:p>3188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% 13% 47% 14% 10% 13% 62% 11%</text:p>
          </table:table-cell>
          <table:table-cell office:value-type="float" office:value="1.649" calcext:value-type="float">
            <text:p>1.649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102" calcext:value-type="float">
            <text:p>2.102</text:p>
          </table:table-cell>
          <table:table-cell office:value-type="float" office:value="317940" calcext:value-type="float">
            <text:p>3179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% 12% 14% 98% 10% 12% 14% 10%</text:p>
          </table:table-cell>
          <table:table-cell office:value-type="float" office:value="1.652" calcext:value-type="float">
            <text:p>1.652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015" calcext:value-type="float">
            <text:p>2.015</text:p>
          </table:table-cell>
          <table:table-cell office:value-type="float" office:value="318868" calcext:value-type="float">
            <text:p>3188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38% 23% 11% 15% 18% 56% 10%</text:p>
          </table:table-cell>
          <table:table-cell office:value-type="float" office:value="1.645" calcext:value-type="float">
            <text:p>1.645</text:p>
          </table:table-cell>
        </table:table-row>
        <table:table-row table:style-name="ro1">
          <table:table-cell office:value-type="string" calcext:value-type="string">
            <text:p>sieve_offset_arrays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59" calcext:value-type="float">
            <text:p>259</text:p>
          </table:table-cell>
          <table:table-cell office:value-type="float" office:value="2.03" calcext:value-type="float">
            <text:p>2.03</text:p>
          </table:table-cell>
          <table:table-cell office:value-type="float" office:value="317792" calcext:value-type="float">
            <text:p>317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29% 8% 23% 8% 36% 9% 40%</text:p>
          </table:table-cell>
          <table:table-cell office:value-type="float" office:value="1.64" calcext:value-type="float">
            <text:p>1.64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117" calcext:value-type="float">
            <text:p>1.117</text:p>
          </table:table-cell>
          <table:table-cell office:value-type="float" office:value="202908" calcext:value-type="float">
            <text:p>202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% 33% 27% 42% 29% 32% 32% 87%</text:p>
          </table:table-cell>
          <table:table-cell office:value-type="float" office:value="0.666" calcext:value-type="float">
            <text:p>0.666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43" calcext:value-type="float">
            <text:p>1.043</text:p>
          </table:table-cell>
          <table:table-cell office:value-type="float" office:value="198860" calcext:value-type="float">
            <text:p>198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% 15% 15% 92% 12% 14% 14% 22%</text:p>
          </table:table-cell>
          <table:table-cell office:value-type="float" office:value="0.588" calcext:value-type="float">
            <text:p>0.588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47" calcext:value-type="float">
            <text:p>1.047</text:p>
          </table:table-cell>
          <table:table-cell office:value-type="float" office:value="198548" calcext:value-type="float">
            <text:p>198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% 12% 17% 29% 16% 15% 17% 80%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47" calcext:value-type="float">
            <text:p>1.047</text:p>
          </table:table-cell>
          <table:table-cell office:value-type="float" office:value="198652" calcext:value-type="float">
            <text:p>1986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% 14% 14% 12% 17% 16% 13% 98%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47" calcext:value-type="float">
            <text:p>1.047</text:p>
          </table:table-cell>
          <table:table-cell office:value-type="float" office:value="198600" calcext:value-type="float">
            <text:p>1986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% 14% 12% 37% 13% 12% 12% 73%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36" calcext:value-type="float">
            <text:p>1.036</text:p>
          </table:table-cell>
          <table:table-cell office:value-type="float" office:value="198528" calcext:value-type="float">
            <text:p>198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9% 14% 18% 12% 41% 14% 12% 15%</text:p>
          </table:table-cell>
          <table:table-cell office:value-type="float" office:value="0.585" calcext:value-type="float">
            <text:p>0.585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34" calcext:value-type="float">
            <text:p>1.034</text:p>
          </table:table-cell>
          <table:table-cell office:value-type="float" office:value="198864" calcext:value-type="float">
            <text:p>1988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% 14% 14% 14% 11% 14% 15% 15%</text:p>
          </table:table-cell>
          <table:table-cell office:value-type="float" office:value="0.579" calcext:value-type="float">
            <text:p>0.579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49" calcext:value-type="float">
            <text:p>1.049</text:p>
          </table:table-cell>
          <table:table-cell office:value-type="float" office:value="198876" calcext:value-type="float">
            <text:p>1988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7% 93% 14% 12% 16% 21% 15% 12%</text:p>
          </table:table-cell>
          <table:table-cell office:value-type="float" office:value="0.598" calcext:value-type="float">
            <text:p>0.598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54" calcext:value-type="float">
            <text:p>1.054</text:p>
          </table:table-cell>
          <table:table-cell office:value-type="float" office:value="198548" calcext:value-type="float">
            <text:p>1985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% 15% 13% 72% 12% 13% 12% 43%</text:p>
          </table:table-cell>
          <table:table-cell office:value-type="float" office:value="0.601" calcext:value-type="float">
            <text:p>0.601</text:p>
          </table:table-cell>
        </table:table-row>
        <table:table-row table:style-name="ro1">
          <table:table-cell office:value-type="string" calcext:value-type="string">
            <text:p>sieve_ref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147" calcext:value-type="float">
            <text:p>147</text:p>
          </table:table-cell>
          <table:table-cell office:value-type="float" office:value="1.038" calcext:value-type="float">
            <text:p>1.038</text:p>
          </table:table-cell>
          <table:table-cell office:value-type="float" office:value="198784" calcext:value-type="float">
            <text:p>198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% 14% 15% 36% 17% 52% 12% 37%</text:p>
          </table:table-cell>
          <table:table-cell office:value-type="float" office:value="0.584" calcext:value-type="float">
            <text:p>0.584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0.233" calcext:value-type="float">
            <text:p>20.233</text:p>
          </table:table-cell>
          <table:table-cell office:value-type="float" office:value="1016204" calcext:value-type="float">
            <text:p>1016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4% 3% 48% 3% 3% 3% 53%</text:p>
          </table:table-cell>
          <table:table-cell office:value-type="float" office:value="20.285" calcext:value-type="float">
            <text:p>20.285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0.457" calcext:value-type="float">
            <text:p>20.457</text:p>
          </table:table-cell>
          <table:table-cell office:value-type="float" office:value="1016456" calcext:value-type="float">
            <text:p>1016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5% 22% 55% 4% 4% 11% 22%</text:p>
          </table:table-cell>
          <table:table-cell office:value-type="float" office:value="20.484" calcext:value-type="float">
            <text:p>20.484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0.142" calcext:value-type="float">
            <text:p>20.142</text:p>
          </table:table-cell>
          <table:table-cell office:value-type="float" office:value="1013324" calcext:value-type="float">
            <text:p>10133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2% 64% 3% 2% 2% 37%</text:p>
          </table:table-cell>
          <table:table-cell office:value-type="float" office:value="20.18" calcext:value-type="float">
            <text:p>20.18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0.35" calcext:value-type="float">
            <text:p>20.35</text:p>
          </table:table-cell>
          <table:table-cell office:value-type="float" office:value="1011936" calcext:value-type="float">
            <text:p>10119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0% 3% 14% 3% 36% 3% 27%</text:p>
          </table:table-cell>
          <table:table-cell office:value-type="float" office:value="20.419" calcext:value-type="float">
            <text:p>20.419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1.382" calcext:value-type="float">
            <text:p>21.382</text:p>
          </table:table-cell>
          <table:table-cell office:value-type="float" office:value="1011984" calcext:value-type="float">
            <text:p>10119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4% 12% 33% 41% 19% 12% 18% 29%</text:p>
          </table:table-cell>
          <table:table-cell office:value-type="float" office:value="21.418" calcext:value-type="float">
            <text:p>21.418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1.083" calcext:value-type="float">
            <text:p>21.083</text:p>
          </table:table-cell>
          <table:table-cell office:value-type="float" office:value="1015988" calcext:value-type="float">
            <text:p>1015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% 10% 16% 25% 27% 9% 18% 24%</text:p>
          </table:table-cell>
          <table:table-cell office:value-type="float" office:value="21.113" calcext:value-type="float">
            <text:p>21.113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1.018" calcext:value-type="float">
            <text:p>21.018</text:p>
          </table:table-cell>
          <table:table-cell office:value-type="float" office:value="1016988" calcext:value-type="float">
            <text:p>10169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% 12% 13% 57% 9% 17% 10% 31%</text:p>
          </table:table-cell>
          <table:table-cell office:value-type="float" office:value="21.066" calcext:value-type="float">
            <text:p>21.066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0.409" calcext:value-type="float">
            <text:p>20.409</text:p>
          </table:table-cell>
          <table:table-cell office:value-type="float" office:value="1011440" calcext:value-type="float">
            <text:p>1011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% 5% 25% 21% 26% 4% 18% 13%</text:p>
          </table:table-cell>
          <table:table-cell office:value-type="float" office:value="20.428" calcext:value-type="float">
            <text:p>20.428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0.259" calcext:value-type="float">
            <text:p>20.259</text:p>
          </table:table-cell>
          <table:table-cell office:value-type="float" office:value="1015460" calcext:value-type="float">
            <text:p>1015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% 3% 4% 48% 2% 3% 2% 54%</text:p>
          </table:table-cell>
          <table:table-cell office:value-type="float" office:value="20.31" calcext:value-type="float">
            <text:p>20.31</text:p>
          </table:table-cell>
        </table:table-row>
        <table:table-row table:style-name="ro1">
          <table:table-cell office:value-type="string" calcext:value-type="string">
            <text:p>sieve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14" calcext:value-type="float">
            <text:p>214</text:p>
          </table:table-cell>
          <table:table-cell office:value-type="float" office:value="20.126" calcext:value-type="float">
            <text:p>20.126</text:p>
          </table:table-cell>
          <table:table-cell office:value-type="float" office:value="1013344" calcext:value-type="float">
            <text:p>10133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% 2% 2% 43% 2% 2% 2% 58%</text:p>
          </table:table-cell>
          <table:table-cell office:value-type="float" office:value="20.179" calcext:value-type="float">
            <text:p>20.179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5" calcext:value-type="float">
            <text:p>1.5</text:p>
          </table:table-cell>
          <table:table-cell office:value-type="float" office:value="126460" calcext:value-type="float">
            <text:p>126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% 12% 10% 77% 10% 10% 11% 30%</text:p>
          </table:table-cell>
          <table:table-cell office:value-type="float" office:value="1.048" calcext:value-type="float">
            <text:p>1.048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91" calcext:value-type="float">
            <text:p>1.491</text:p>
          </table:table-cell>
          <table:table-cell office:value-type="float" office:value="126236" calcext:value-type="float">
            <text:p>1262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4% 11% 10% 10% 27% 7% 7% 9%</text:p>
          </table:table-cell>
          <table:table-cell office:value-type="float" office:value="1.037" calcext:value-type="float">
            <text:p>1.037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9" calcext:value-type="float">
            <text:p>1.49</text:p>
          </table:table-cell>
          <table:table-cell office:value-type="float" office:value="125968" calcext:value-type="float">
            <text:p>1259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4% 17% 9% 13% 13% 24% 10% 9%</text:p>
          </table:table-cell>
          <table:table-cell office:value-type="float" office:value="1.039" calcext:value-type="float">
            <text:p>1.039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9" calcext:value-type="float">
            <text:p>1.49</text:p>
          </table:table-cell>
          <table:table-cell office:value-type="float" office:value="126096" calcext:value-type="float">
            <text:p>1260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3% 10% 8% 13% 31% 10% 11% 30%</text:p>
          </table:table-cell>
          <table:table-cell office:value-type="float" office:value="1.041" calcext:value-type="float">
            <text:p>1.041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94" calcext:value-type="float">
            <text:p>1.494</text:p>
          </table:table-cell>
          <table:table-cell office:value-type="float" office:value="126444" calcext:value-type="float">
            <text:p>126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10% 11% 40% 9% 10% 9% 69%</text:p>
          </table:table-cell>
          <table:table-cell office:value-type="float" office:value="1.047" calcext:value-type="float">
            <text:p>1.047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88" calcext:value-type="float">
            <text:p>1.488</text:p>
          </table:table-cell>
          <table:table-cell office:value-type="float" office:value="126112" calcext:value-type="float">
            <text:p>126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10% 9% 33% 14% 9% 10% 75%</text:p>
          </table:table-cell>
          <table:table-cell office:value-type="float" office:value="1.042" calcext:value-type="float">
            <text:p>1.042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84" calcext:value-type="float">
            <text:p>1.484</text:p>
          </table:table-cell>
          <table:table-cell office:value-type="float" office:value="126116" calcext:value-type="float">
            <text:p>1261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4% 12% 11% 10% 13% 9% 12% 9%</text:p>
          </table:table-cell>
          <table:table-cell office:value-type="float" office:value="1.033" calcext:value-type="float">
            <text:p>1.033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91" calcext:value-type="float">
            <text:p>1.491</text:p>
          </table:table-cell>
          <table:table-cell office:value-type="float" office:value="126232" calcext:value-type="float">
            <text:p>126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2% 24% 9% 14% 8% 71% 8% 16%</text:p>
          </table:table-cell>
          <table:table-cell office:value-type="float" office:value="1.039" calcext:value-type="float">
            <text:p>1.039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96" calcext:value-type="float">
            <text:p>1.496</text:p>
          </table:table-cell>
          <table:table-cell office:value-type="float" office:value="125924" calcext:value-type="float">
            <text:p>125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% 12% 9% 76% 10% 8% 10% 33%</text:p>
          </table:table-cell>
          <table:table-cell office:value-type="float" office:value="1.042" calcext:value-type="float">
            <text:p>1.042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93" calcext:value-type="float">
            <text:p>1.493</text:p>
          </table:table-cell>
          <table:table-cell office:value-type="float" office:value="126140" calcext:value-type="float">
            <text:p>126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12% 8% 60% 9% 11% 9% 47%</text:p>
          </table:table-cell>
          <table:table-cell office:value-type="float" office:value="1.041" calcext:value-type="float">
            <text:p>1.041</text:p>
          </table:table-cell>
        </table:table-row>
        <table:table-row table:style-name="ro1" table:number-rows-repeated="3">
          <table:table-cell table:style-name="ce1" table:number-columns-repeated="10"/>
        </table:table-row>
        <table:table-row table:style-name="ro1">
          <table:table-cell office:value-type="string" calcext:value-type="string">
            <text:p>Siev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ython</text:p>
          </table:table-cell>
          <table:table-cell table:formula="of:=AVERAGE([.J183:.J192])" office:value-type="float" office:value="20.5882" calcext:value-type="float">
            <text:p>20.58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umpy</text:p>
          </table:table-cell>
          <table:table-cell table:formula="of:=AVERAGE([.J193:.J202])" office:value-type="float" office:value="1.0409" calcext:value-type="float">
            <text:p>1.040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lia</text:p>
          </table:table-cell>
          <table:table-cell table:formula="of:=AVERAGE([.J153:.J162])" office:value-type="float" office:value="1.5193" calcext:value-type="float">
            <text:p>1.519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ffsetArrays</text:p>
          </table:table-cell>
          <table:table-cell table:formula="of:=AVERAGE([.J163:.J172])" office:value-type="float" office:value="1.6191" calcext:value-type="float">
            <text:p>1.619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lia Ref</text:p>
          </table:table-cell>
          <table:table-cell table:formula="of:=AVERAGE([.J173:.J182])" office:value-type="float" office:value="0.5983" calcext:value-type="float">
            <text:p>0.598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/00/0000</text:date>, <text:time style:data-style-name="N2" text:time-value="18:13:30.978848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05T18:15:31.176065016</dc:date>
    <meta:editing-duration>PT1H43M53S</meta:editing-duration>
    <meta:editing-cycles>4</meta:editing-cycles>
    <meta:generator>LibreOffice/6.4.7.2$Linux_X86_64 LibreOffice_project/40$Build-2</meta:generator>
    <meta:document-statistic meta:table-count="1" meta:cell-count="2031" meta:object-count="0"/>
  </office:meta>
</office:document-meta>
</file>